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6.909cm" style:rel-column-width="26634*"/>
    </style:style>
    <style:style style:name="Table7.B" style:family="table-column">
      <style:table-column-properties style:column-width="4.424cm" style:rel-column-width="17053*"/>
    </style:style>
    <style:style style:name="Table7.C" style:family="table-column">
      <style:table-column-properties style:column-width="5.667cm" style:rel-column-width="2184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4pt" fo:font-weight="bold" officeooo:rsid="001199b5" officeooo:paragraph-rsid="001199b5" style:font-size-asian="21pt" style:font-weight-asian="bold" style:font-size-complex="24pt" style:font-weight-complex="bold"/>
    </style:style>
    <style:style style:name="P2" style:family="paragraph" style:parent-style-name="Standard">
      <style:paragraph-properties style:register-true="true"/>
      <style:text-properties fo:font-size="24pt" fo:font-weight="bold" officeooo:rsid="001b1942" officeooo:paragraph-rsid="001b1942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b1942" officeooo:paragraph-rsid="001b1942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2pt" fo:font-weight="normal" officeooo:rsid="001199b5" officeooo:paragraph-rsid="001199b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71879" officeooo:paragraph-rsid="00171879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96758" officeooo:paragraph-rsid="001e48e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3fb18" officeooo:paragraph-rsid="0023fb1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4348ba" officeooo:paragraph-rsid="004348ba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496c48" officeooo:paragraph-rsid="00496c4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50ffb1" officeooo:paragraph-rsid="0050ffb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51c247" officeooo:paragraph-rsid="0051c247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270a5" officeooo:paragraph-rsid="003270a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53c573" officeooo:paragraph-rsid="0053c573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60103" officeooo:paragraph-rsid="00560103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52b73" officeooo:paragraph-rsid="00452b73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57a53f" officeooo:paragraph-rsid="0057a53f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3fb18" officeooo:paragraph-rsid="0023fb18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b1942" officeooo:paragraph-rsid="004348ba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6pt" fo:font-style="normal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fo:font-size="16pt" fo:font-style="normal" fo:font-weight="bold" officeooo:rsid="001cc749" officeooo:paragraph-rsid="00282e14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fo:font-size="16pt" fo:font-style="normal" style:text-underline-style="none" fo:font-weight="bold" officeooo:rsid="0038a933" officeooo:paragraph-rsid="0038a933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Table_20_Contents">
      <style:text-properties fo:font-size="16pt" style:font-size-asian="16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font-size="16pt" officeooo:paragraph-rsid="004348ba" style:font-size-asian="16pt" style:font-size-complex="16pt"/>
    </style:style>
    <style:style style:name="P30" style:family="paragraph" style:parent-style-name="Table_20_Contents">
      <style:text-properties fo:font-size="16pt" officeooo:rsid="00288c60" officeooo:paragraph-rsid="00288c60" style:font-size-asian="16pt" style:font-size-complex="16pt"/>
    </style:style>
    <style:style style:name="P31" style:family="paragraph" style:parent-style-name="Table_20_Contents">
      <style:text-properties fo:font-size="16pt" officeooo:rsid="002b704a" officeooo:paragraph-rsid="002b704a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font-size="16pt" officeooo:rsid="002c2f60" officeooo:paragraph-rsid="002c2f60" style:font-size-asian="16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fo:font-size="16pt" officeooo:rsid="002c2f60" officeooo:paragraph-rsid="004348ba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fo:font-size="16pt" officeooo:rsid="00478f5b" officeooo:paragraph-rsid="00478f5b" style:font-size-asian="16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fo:font-size="16pt" officeooo:rsid="00249195" officeooo:paragraph-rsid="00249195" style:font-size-asian="14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fo:font-size="16pt" officeooo:rsid="00249195" officeooo:paragraph-rsid="004348ba" style:font-size-asian="14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39" style:family="paragraph" style:parent-style-name="Table_20_Contents">
      <style:paragraph-properties fo:text-align="center" style:justify-single-word="false"/>
      <style:text-properties fo:font-size="16pt" officeooo:paragraph-rsid="004348ba" style:font-size-asian="14pt" style:font-size-complex="16pt"/>
    </style:style>
    <style:style style:name="P40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4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fo:font-size="16pt" officeooo:rsid="00282e14" officeooo:paragraph-rsid="004348ba" style:font-size-asian="14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4pt" style:font-size-complex="16pt"/>
    </style:style>
    <style:style style:name="P43" style:family="paragraph" style:parent-style-name="Standard">
      <style:text-properties fo:font-size="16pt" style:text-underline-style="none" fo:font-weight="bold" officeooo:rsid="005a6693" officeooo:paragraph-rsid="005a6693" style:font-size-asian="14pt" style:font-weight-asian="bold" style:font-size-complex="16pt" style:font-weight-complex="bold"/>
    </style:style>
    <style:style style:name="P44" style:family="paragraph" style:parent-style-name="Standard">
      <style:text-properties officeooo:rsid="0022e39c" officeooo:paragraph-rsid="0022e39c"/>
    </style:style>
    <style:style style:name="P45" style:family="paragraph" style:parent-style-name="Standard">
      <style:text-properties fo:font-size="8pt" fo:font-style="italic" style:text-underline-style="none" fo:font-weight="normal" officeooo:rsid="0023fb18" officeooo:paragraph-rsid="0023fb18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6pt" officeooo:rsid="005bfe37" officeooo:paragraph-rsid="005bfe37" style:font-size-asian="16pt" style:font-size-complex="16pt"/>
    </style:style>
    <style:style style:name="P47" style:family="paragraph" style:parent-style-name="Standard" style:list-style-name="L1">
      <style:text-properties fo:font-size="12pt" fo:font-weight="normal" officeooo:rsid="0050ffb1" officeooo:paragraph-rsid="0050ffb1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5a6693" officeooo:paragraph-rsid="005a6693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5c2715" officeooo:paragraph-rsid="005c2715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528c0a" officeooo:paragraph-rsid="00528c0a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5df7e4" officeooo:paragraph-rsid="005df7e4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52bd35" officeooo:paragraph-rsid="005f45c2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171879" officeooo:paragraph-rsid="0013c272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none" fo:font-weight="normal" officeooo:rsid="0051c247" officeooo:paragraph-rsid="0051c247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3270a5" officeooo:paragraph-rsid="003270a5" style:font-size-asian="12pt" style:font-weight-asian="normal" style:font-size-complex="12pt" style:font-weight-complex="normal"/>
    </style:style>
    <style:style style:name="P56" style:family="paragraph" style:parent-style-name="Standard" style:list-style-name="L7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7">
      <style:text-properties fo:font-size="12pt" fo:font-style="normal" fo:font-weight="normal" officeooo:rsid="00478f5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7">
      <style:text-properties fo:font-size="12pt" fo:font-style="normal" fo:font-weight="normal" officeooo:rsid="0039899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7">
      <style:text-properties fo:font-size="12pt" fo:font-style="normal" fo:font-weight="normal" officeooo:rsid="0048759d" officeooo:paragraph-rsid="0048759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7">
      <style:text-properties fo:font-size="12pt" fo:font-style="normal" style:text-underline-style="none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2">
      <style:text-properties fo:font-size="16pt" style:text-underline-style="none" fo:font-weight="bold" officeooo:rsid="001cc749" officeooo:paragraph-rsid="001cc749" style:font-size-asian="14pt" style:font-weight-asian="bold" style:font-size-complex="16pt" style:font-weight-complex="bold"/>
    </style:style>
    <style:style style:name="P62" style:family="paragraph" style:parent-style-name="Standard" style:list-style-name="L2">
      <style:text-properties fo:font-size="16pt" style:text-underline-style="none" fo:font-weight="bold" officeooo:rsid="001cc749" officeooo:paragraph-rsid="004348ba" style:font-size-asian="14pt" style:font-weight-asian="bold" style:font-size-complex="16pt" style:font-weight-complex="bold"/>
    </style:style>
    <style:style style:name="P63" style:family="paragraph" style:parent-style-name="Standard" style:list-style-name="L2">
      <style:text-properties fo:font-size="16pt" style:text-underline-style="none" fo:font-weight="bold" officeooo:rsid="004348ba" officeooo:paragraph-rsid="004348ba" style:font-size-asian="14pt" style:font-weight-asian="bold" style:font-size-complex="16pt" style:font-weight-complex="bold"/>
    </style:style>
    <style:style style:name="P64" style:family="paragraph" style:parent-style-name="Standard" style:list-style-name="L3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 style:list-style-name="L3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 style:list-style-name="L4">
      <style:text-properties fo:font-size="16pt" fo:font-style="normal" style:text-underline-style="none" fo:font-weight="bold" officeooo:rsid="00282e14" officeooo:paragraph-rsid="00282e14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 style:list-style-name="L5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 style:list-style-name="L6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 style:list-style-name="L5">
      <style:text-properties fo:font-size="16pt" fo:font-style="normal" style:text-underline-style="none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 style:list-style-name="L6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78f5b"/>
    </style:style>
    <style:style style:name="T3" style:family="text">
      <style:text-properties style:text-underline-style="solid" style:text-underline-width="auto" style:text-underline-color="font-color" officeooo:rsid="004f3e8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8a90"/>
    </style:style>
    <style:style style:name="T6" style:family="text">
      <style:text-properties style:text-underline-style="none" officeooo:rsid="001a4636"/>
    </style:style>
    <style:style style:name="T7" style:family="text">
      <style:text-properties style:text-underline-style="none" officeooo:rsid="001e48e4"/>
    </style:style>
    <style:style style:name="T8" style:family="text">
      <style:text-properties style:text-underline-style="none" officeooo:rsid="00171879"/>
    </style:style>
    <style:style style:name="T9" style:family="text">
      <style:text-properties style:text-underline-style="none" officeooo:rsid="0023fb18"/>
    </style:style>
    <style:style style:name="T10" style:family="text">
      <style:text-properties style:text-underline-style="none" officeooo:rsid="002faeef"/>
    </style:style>
    <style:style style:name="T11" style:family="text">
      <style:text-properties style:text-underline-style="none" officeooo:rsid="003150bc"/>
    </style:style>
    <style:style style:name="T12" style:family="text">
      <style:text-properties style:text-underline-style="none" officeooo:rsid="0044a8bf"/>
    </style:style>
    <style:style style:name="T13" style:family="text">
      <style:text-properties style:text-underline-style="none" officeooo:rsid="00478f5b"/>
    </style:style>
    <style:style style:name="T14" style:family="text">
      <style:text-properties style:text-underline-style="none" officeooo:rsid="004f3e8e"/>
    </style:style>
    <style:style style:name="T15" style:family="text">
      <style:text-properties style:text-underline-style="none" officeooo:rsid="0054eaf1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5cab94" style:font-weight-asian="bold" style:font-weight-complex="bold"/>
    </style:style>
    <style:style style:name="T18" style:family="text">
      <style:text-properties style:text-underline-style="none" officeooo:rsid="0057a53f"/>
    </style:style>
    <style:style style:name="T19" style:family="text">
      <style:text-properties style:text-underline-style="none" officeooo:rsid="005a6693"/>
    </style:style>
    <style:style style:name="T20" style:family="text">
      <style:text-properties style:text-underline-style="none" officeooo:rsid="005c7def"/>
    </style:style>
    <style:style style:name="T21" style:family="text">
      <style:text-properties style:text-underline-style="none" officeooo:rsid="005cab94"/>
    </style:style>
    <style:style style:name="T2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12pt" style:text-underline-style="none" fo:font-weight="normal" officeooo:rsid="001e48e4" style:font-size-asian="12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4f3e8e" style:font-size-asian="12pt" style:font-weight-asian="normal" style:font-size-complex="12pt" style:font-weight-complex="normal"/>
    </style:style>
    <style:style style:name="T25" style:family="text">
      <style:text-properties officeooo:rsid="00249195"/>
    </style:style>
    <style:style style:name="T26" style:family="text">
      <style:text-properties officeooo:rsid="0041c9f6"/>
    </style:style>
    <style:style style:name="T27" style:family="text">
      <style:text-properties officeooo:rsid="00496c48"/>
    </style:style>
    <style:style style:name="T28" style:family="text">
      <style:text-properties officeooo:rsid="0050ffb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text-underline-style="none" style:font-style-asian="italic" style:font-style-complex="italic"/>
    </style:style>
    <style:style style:name="T31" style:family="text">
      <style:text-properties fo:font-style="italic" style:text-underline-style="none" officeooo:rsid="00560103" style:font-style-asian="italic" style:font-style-complex="italic"/>
    </style:style>
    <style:style style:name="T32" style:family="text">
      <style:text-properties fo:font-style="italic" style:text-underline-style="none" officeooo:rsid="0057a53f" style:font-style-asian="italic" style:font-style-complex="italic"/>
    </style:style>
    <style:style style:name="T33" style:family="text">
      <style:text-properties officeooo:rsid="0052bd35"/>
    </style:style>
    <style:style style:name="T34" style:family="text">
      <style:text-properties officeooo:rsid="00560103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57a53f" style:font-style-asian="normal" style:font-style-complex="normal"/>
    </style:style>
    <style:style style:name="T37" style:family="text">
      <style:text-properties fo:font-style="normal" style:text-underline-style="none" officeooo:rsid="005a6693" style:font-style-asian="normal" style:font-style-complex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fo:font-style="normal" fo:background-color="#ffff00" loext:char-shading-value="0" style:font-style-asian="normal" style:font-style-complex="normal"/>
    </style:style>
    <style:style style:name="T41" style:family="text">
      <style:text-properties fo:font-style="normal" fo:background-color="#ffff00" loext:char-shading-value="0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</text:p>
      <text:p text:style-name="P1"/>
      <text:p text:style-name="P4">Si intende progettare <text:span text:style-name="T26">un sistema </text:span>per gestire le prenotazioni e i tavoli di una pizzeria; <text:span text:style-name="T28">tale sistema consta di un divisorio tra cliente e dipendenti.</text:span></text:p>
      <text:p text:style-name="P10">La pizzeria prevede dei tavoli disponibili ma anche il servizio d’asporto.</text:p>
      <text:p text:style-name="P4"/>
      <text:p text:style-name="P10">Ogni dipendente ha un proprio ruolo tra Magazziniere, Cameriere, Pizzaiolo e Responsabile; di seguito una loro descrizione:</text:p>
      <text:p text:style-name="P10"/>
      <text:list text:style-name="L1">
        <text:list-item>
          <text:p text:style-name="P47"><text:span text:style-name="T29">Magazziniere</text:span>: gestisce gli ingredienti disponibili per condire le pizze, compresi gli alimenti di friggitoria e anche bevande; <text:span text:style-name="T34">può dividere tali ingredienti in modo concettuale.</text:span></text:p>
        </text:list-item>
        <text:list-item>
          <text:p text:style-name="P47">Cameriere: ha a disposizione la lista delle prenotazioni <text:span text:style-name="T1">al tavolo</text:span> dell’intera serata </text:p>
        </text:list-item>
        <text:list-item>
          <text:p text:style-name="P47"><text:span text:style-name="T29">Pizzaiolo</text:span>: ha a disposizione la lista delle prenotazioni (<text:span text:style-name="T1">sia al tavolo e sia d’asporto</text:span><text:span text:style-name="T4">) ed è abilitato alla gestione del menù delle pizze</text:span></text:p>
        </text:list-item>
        <text:list-item>
          <text:p text:style-name="P47"><text:span text:style-name="T30">Responsabile</text:span><text:span text:style-name="T4">: gestisce gli allergeni e la loro presenza negli ingredienti</text:span></text:p>
        </text:list-item>
      </text:list>
      <text:p text:style-name="P10"/>
      <text:p text:style-name="P50">A seguire verranno usati i termini <text:span text:style-name="T29">Prenotazione</text:span> e <text:span text:style-name="T29">Ordinazione</text:span> (o <text:span text:style-name="T29">Ordine</text:span>), la prima si riferisce a un <text:line-break/>“contenitore” di ordinazioni, rappresentato dunque da informazioni di servizio; il secondo si riferisce agli alimenti scelti dal singolo individuo.</text:p>
      <text:p text:style-name="P52">Va da sé che dunque il <text:span text:style-name="T30">Tavolo </text:span>è collegato al concetto di <text:span text:style-name="T29">Prenotazione.</text:span></text:p>
      <text:p text:style-name="P51">In una <text:span text:style-name="T29">Prenotazione </text:span><text:span text:style-name="T38">vi sono due date che devono essere memorizzate: </text:span><text:span text:style-name="T29">Data Avvenimento </text:span><text:span text:style-name="T38">e </text:span><text:span text:style-name="T29">Data Creazione,</text:span><text:span text:style-name="T38"> la prima indica la data </text:span><text:span text:style-name="T41">per la quale</text:span><text:span text:style-name="T38"> si ha prenotato, la seconda quella </text:span><text:span text:style-name="T41">in cui</text:span><text:span text:style-name="T38"> si ha prenotato. </text:span></text:p>
      <text:p text:style-name="P51">Una <text:span text:style-name="T29">Prenotazione </text:span><text:span text:style-name="T38">viene detta in </text:span><text:span text:style-name="T39">Stato di Bozza</text:span><text:span text:style-name="T35"> quando essa può essere ancora modificata; viene cessata tale possibilità il giorno seguente alla data avvenimento</text:span></text:p>
      <text:p text:style-name="P4"/>
      <text:p text:style-name="P4">Per ogni tavolo vi è <text:span text:style-name="T1">una e una sola prenotazione </text:span><text:span text:style-name="T3">per una certa data</text:span><text:span text:style-name="T4">, ma una prenotazione può anche non essere associata ad alcun tavolo (asporto).</text:span></text:p>
      <text:p text:style-name="P6"><text:span text:style-name="T7">La prenotazione di un tavolo può essere accettata anche se questo ha un numero di posti superiore a quello richiesto dal cliente, </text:span><text:span text:style-name="T9">ma </text:span><text:span text:style-name="T14">la sua scelta </text:span><text:span text:style-name="T9">deve essere comunque ottimizzata al fine di reperire </text:span><text:span text:style-name="T14">quello</text:span><text:span text:style-name="T9"> più conveniente </text:span><text:span text:style-name="T14">circa i </text:span><text:span text:style-name="T9">posti disponibili.</text:span></text:p>
      <text:p text:style-name="P45">Es. </text:p>
      <text:p text:style-name="P45">Se sono disponibili un tavolo da 10 persone e uno da 30, ma la prenotazione è per 6 persone (non vi è un tavolo da 6 libero), allora la scelta deve ricadere su quello da 10</text:p>
      <text:p text:style-name="P7"><text:span text:style-name="T4"/></text:p>
      <text:p text:style-name="P44"><text:span text:style-name="T23">L’</text:span><text:span text:style-name="T22">accettazione o il rifiuto </text:span><text:span text:style-name="T24">di una prenotazione al tavolo</text:span><text:span text:style-name="T22"> deve essere automatizzat</text:span><text:span text:style-name="T24">a</text:span><text:span text:style-name="T22"> nel rispetto dei criteri sopra </text:span><text:span text:style-name="T24">descritti</text:span><text:span text:style-name="T22">.</text:span></text:p>
      <text:p text:style-name="P44"><text:span text:style-name="T22"/></text:p>
      <text:p text:style-name="P6"><text:span text:style-name="T8">La pizzeria dà la possibilità ai propri clienti di usufruire di uno storico personale, </text:span><text:span text:style-name="T4">ove è anche possibile visionare lo stato della prenotazione; </text:span><text:span text:style-name="T11">da tali informazioni possono essere omesse quelle relative al tavolo. </text:span><text:span text:style-name="T21">Da questa pagine deve essere possibile visualizzare sempre (</text:span><text:span text:style-name="T17">in sola lettura</text:span><text:span text:style-name="T21">) tutte le informazioni inerenti le varie ordinazioni associate alla prenotazione in esame, e solo per quelle ancora modificabili (in stato Bozza) deve essere possibile la modifica mediante.</text:span></text:p>
      <text:p text:style-name="P11"><text:span text:style-name="T5">I</text:span><text:span text:style-name="T4">l cliente ha il completo controllo delle sue prenotazioni – eccezion fatta per l</text:span><text:span text:style-name="T20">e</text:span><text:span text:style-name="T4"> prenotazioni antecedenti alla data corrente – e può crearne delle nuove in qualsiasi momento; non appena però egli aprirà la pagina dedicata, si ritroverà la prossima prenotazione a venire - se ne ha – </text:span><text:span text:style-name="T20">ovvero quella la cui data avvenimento è più vicina a quella corrente</text:span><text:span text:style-name="T4">.</text:span></text:p>
      <text:p text:style-name="P54">In caso di assenza, il cliente deve comunque inserire le informazioni richieste, prima di poter aggiungere le ordinazioni.</text:p>
      <text:p text:style-name="P54"><text:soft-page-break/>Data l’importanza che il locale pone nei confronti della salute dei proprio clienti, a questi è data la possibilità di selezionare le proprie allergie, le quali saranno memorizzate al fine di una più celere eventuale modifica.</text:p>
      <text:p text:style-name="P54">Lo stato corrente della prenotazione dà la possibilità di visualizzare i prezzi delle singole ordinazioni e anche quello cumulativo.</text:p>
      <text:p text:style-name="P53"><text:span text:style-name="T6"/></text:p>
      <text:p text:style-name="P5"><text:span text:style-name="T6"/></text:p>
      <text:p text:style-name="P17"><text:span text:style-name="T33">Come anticipato nella definizione della mansione del magazziniere, il locale </text:span>offre anche un servizio di friggitoria e dà la possibilità ai propri clienti di poter ordinare anche solo un pasto di questo tipo.</text:p>
      <text:p text:style-name="P7"><text:span text:style-name="T4">Sono disponibili bevande, somministrabili </text:span><text:span text:style-name="T10">allo stesso modo de</text:span><text:span text:style-name="T4">gli alimenti di friggitoria.</text:span></text:p>
      <text:p text:style-name="P55">Un cliente può anche voler prendere solo delle patatine e una bevanda.</text:p>
      <text:p text:style-name="P12"><text:span text:style-name="T6"/></text:p>
      <text:p text:style-name="P13"><text:span text:style-name="T6">U</text:span><text:span text:style-name="T4">n cliente non necessita di alcun meccanismo di login, come invece richiesto per i dipendenti i quali necessitano anche la possibilità di modificare le proprie credenziali.</text:span></text:p>
      <text:p text:style-name="P5"><text:span text:style-name="T6"/></text:p>
      <text:p text:style-name="P5"><text:span text:style-name="T6"/></text:p>
      <text:p text:style-name="P3"><text:span text:style-name="T6">P</text:span><text:span text:style-name="T4">ROGETTAZIONE DB</text:span></text:p>
      <text:p text:style-name="P3"><text:span text:style-name="T4"/></text:p>
      <text:p text:style-name="P9"><text:span text:style-name="T12">T</text:span><text:span text:style-name="T4">utte le ordinazioni di un gruppo di persone confluiscono in una prenotazione; ogni singolo ordine tiene traccia, oltre agli alimenti scelti dal singolo individuo, anche di eventuali sue allergie.</text:span></text:p>
      <text:p text:style-name="P8"><text:span text:style-name="T12"/></text:p>
      <text:p text:style-name="P15"><text:span text:style-name="T12">C</text:span><text:span text:style-name="T4">irca la profilazione </text:span><text:span text:style-name="T15">de</text:span><text:span text:style-name="T4">i </text:span><text:span text:style-name="T15">dipendenti</text:span><text:span text:style-name="T4">, verranno salvate solo le informazioni principali quali Nome, Cognome, Username e Password e il riferimento al </text:span><text:span text:style-name="T31">R</text:span><text:span text:style-name="T30">uolo </text:span><text:span text:style-name="T4">ricoperto.</text:span></text:p>
      <text:p text:style-name="P15"><text:span text:style-name="T4"/></text:p>
      <text:p text:style-name="P16"><text:span text:style-name="T4">Data la necessità del Magazziniere di ordinare in modo concettuale gli ingredienti, le bevande e varie, si fa riferimento a un’entità padre </text:span><text:span text:style-name="T30">Tipo Aggiunta</text:span></text:p>
      <text:p text:style-name="P8"><text:span text:style-name="T12"/></text:p>
      <text:p text:style-name="P14"><text:span text:style-name="T19">L</text:span><text:span text:style-name="T4">e varie </text:span><text:span text:style-name="T30">Aggiunte</text:span><text:span text:style-name="T4"> e gli </text:span><text:span text:style-name="T30">Allergeni</text:span><text:span text:style-name="T4"> a priori sono da intendere come una lista dalla quale scegliere le varietà e poterle combinare a piacimento del cliente, </text:span><text:span text:style-name="T19">anche insieme a una pizza</text:span><text:span text:style-name="T4">; è facile dunque congetturare che </text:span><text:span text:style-name="T18">esse </text:span><text:span text:style-name="T4">abbiano delle </text:span><text:span text:style-name="T16">relazioni</text:span><text:span text:style-name="T4"> </text:span><text:span text:style-name="T16">Molti a Molti</text:span><text:span text:style-name="T4"> con l’entità </text:span><text:span text:style-name="T30">Ordine </text:span><text:span text:style-name="T36">(</text:span><text:span text:style-name="T32">Ordine_Aggiunta </text:span><text:span text:style-name="T36"><text:s/>e </text:span><text:span text:style-name="T32"><text:s/>Ordine_Allergene</text:span><text:span text:style-name="T36">), </text:span><text:span text:style-name="T37">considerando che per un’ordine ci possa essere al più una pizza</text:span><text:span text:style-name="T36">.</text:span></text:p>
      <text:p text:style-name="P48"><text:span text:style-name="T36">I</text:span><text:span text:style-name="T35">l medesimo ragionamento è da intendere anche tra </text:span><text:span text:style-name="T30">Pizza </text:span><text:span text:style-name="T35">e </text:span><text:span text:style-name="T30">Aggiunta</text:span><text:span text:style-name="T35">, ma ciò a livello di menù (si ricorda gestito dal Pizzaiolo), in quanto delle aggiunte possono essere presenti su pizze diverse e una pizza può avere diverse aggiunte.</text:span></text:p>
      <text:p text:style-name="P48"><text:span text:style-name="T35"/></text:p>
      <text:p text:style-name="P49"><text:span text:style-name="T35">Per salvaguardare la manipolazione delle prenotazioni ormai passate (la cui data avvenimento è antecedente a quella odierna) si opta per un piccolo evento programmato direttamente a basso livello DBMS, il quale ogni tot ore (minuti o secondi) si adopera per modificare lo stato, ed eventuali, delle prenotazioni affette dalla condizione descritta.</text:span></text:p>
      <text:p text:style-name="P43"/>
      <text:list text:style-name="L2">
        <text:list-item>
          <text:p text:style-name="P61">Pizza</text:p>
        </text:list-item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6">NOME COLONNA</text:p>
          </table:table-cell>
          <table:table-cell table:style-name="Table6.A1" office:value-type="string">
            <text:p text:style-name="P36">TIPO</text:p>
          </table:table-cell>
          <table:table-cell table:style-name="Table6.C1" office:value-type="string">
            <text:p text:style-name="P40">NOTE</text:p>
          </table:table-cell>
        </table:table-row>
        <table:table-row>
          <table:table-cell table:style-name="Table6.A2" office:value-type="string">
            <text:p text:style-name="P36">ID</text:p>
          </table:table-cell>
          <table:table-cell table:style-name="Table6.A2" office:value-type="string">
            <text:p text:style-name="P36">PK AI</text:p>
          </table:table-cell>
          <table:table-cell table:style-name="Table6.C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6">ID_HASH</text:p>
          </table:table-cell>
          <table:table-cell table:style-name="Table6.A2" office:value-type="string">
            <text:p text:style-name="P36">VARCHAR2 UNIQUE</text:p>
          </table:table-cell>
          <table:table-cell table:style-name="Table6.C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6">NOME</text:p>
          </table:table-cell>
          <table:table-cell table:style-name="Table6.A2" office:value-type="string">
            <text:p text:style-name="P36">VARCHAR2</text:p>
          </table:table-cell>
          <table:table-cell table:style-name="Table6.C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6">PREZZO</text:p>
          </table:table-cell>
          <table:table-cell table:style-name="Table6.A2" office:value-type="string">
            <text:p text:style-name="P36">NUMBER(4,2)</text:p>
          </table:table-cell>
          <table:table-cell table:style-name="Table6.C2" office:value-type="string">
            <text:p text:style-name="P38"/>
          </table:table-cell>
        </table:table-row>
      </table:table>
      <text:list text:continue-numbering="true" text:style-name="L2">
        <text:list-header>
          <text:p text:style-name="P62"><text:soft-page-break/></text:p>
        </text:list-header>
        <text:list-item>
          <text:p text:style-name="P63">Allergene</text:p>
        </text:list-item>
      </text:list>
      <text:p text:style-name="P18"><text:s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7">NOME COLONNA</text:p>
          </table:table-cell>
          <table:table-cell table:style-name="Table4.A1" office:value-type="string">
            <text:p text:style-name="P37">TIPO</text:p>
          </table:table-cell>
          <table:table-cell table:style-name="Table4.C1" office:value-type="string">
            <text:p text:style-name="P41">NOTE</text:p>
          </table:table-cell>
        </table:table-row>
        <table:table-row>
          <table:table-cell table:style-name="Table4.A2" office:value-type="string">
            <text:p text:style-name="P37">ID</text:p>
          </table:table-cell>
          <table:table-cell table:style-name="Table4.A2" office:value-type="string">
            <text:p text:style-name="P37">PK AI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37">ID_HASH</text:p>
          </table:table-cell>
          <table:table-cell table:style-name="Table4.A2" office:value-type="string">
            <text:p text:style-name="P37">VARCHAR2 UNIQUE</text:p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42">ETICHETTA</text:p>
          </table:table-cell>
          <table:table-cell table:style-name="Table4.A2" office:value-type="string">
            <text:p text:style-name="P37">VARCHAR2</text:p>
          </table:table-cell>
          <table:table-cell table:style-name="Table4.C2" office:value-type="string">
            <text:p text:style-name="P39"/>
          </table:table-cell>
        </table:table-row>
      </table:table>
      <text:list text:style-name="L3">
        <text:list-header>
          <text:p text:style-name="P64"><text:span text:style-name="T4"/></text:p>
        </text:list-header>
        <text:list-item>
          <text:p text:style-name="P65">Aggiunta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6">NOME COLONNA</text:p>
          </table:table-cell>
          <table:table-cell table:style-name="Table1.A1" office:value-type="string">
            <text:p text:style-name="P36">TIPO</text:p>
          </table:table-cell>
          <table:table-cell table:style-name="Table1.C1" office:value-type="string">
            <text:p text:style-name="P40">NOTE</text:p>
          </table:table-cell>
        </table:table-row>
        <table:table-row>
          <table:table-cell table:style-name="Table1.A2" office:value-type="string">
            <text:p text:style-name="P36">ID</text:p>
          </table:table-cell>
          <table:table-cell table:style-name="Table1.A2" office:value-type="string">
            <text:p text:style-name="P36">PK AI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6">ID_HASH</text:p>
          </table:table-cell>
          <table:table-cell table:style-name="Table1.A2" office:value-type="string">
            <text:p text:style-name="P36">VARCHAR2 UNIQUE</text:p>
          </table:table-cell>
          <table:table-cell table:style-name="Table1.C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27">NOME</text:p>
          </table:table-cell>
          <table:table-cell table:style-name="Table1.A2" office:value-type="string">
            <text:p text:style-name="P27">VARCHAR2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>PREZZO</text:p>
          </table:table-cell>
          <table:table-cell table:style-name="Table1.A2" office:value-type="string">
            <text:p text:style-name="P27">NUMBER(4,2)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>QUANTITÀ</text:p>
          </table:table-cell>
          <table:table-cell table:style-name="Table1.A2" office:value-type="string">
            <text:p text:style-name="P27">NUMBER(19)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>ID_TIPO_AGGIUNTA</text:p>
          </table:table-cell>
          <table:table-cell table:style-name="Table1.A2" office:value-type="string">
            <text:p text:style-name="P27">FK <text:span text:style-name="T27">ALLERGENE</text:span></text:p>
          </table:table-cell>
          <table:table-cell table:style-name="Table1.C2" office:value-type="string">
            <text:p text:style-name="P31"/>
          </table:table-cell>
        </table:table-row>
      </table:table>
      <text:p text:style-name="P23"/>
      <text:list text:style-name="L4">
        <text:list-header>
          <text:p text:style-name="P66"/>
        </text:list-header>
        <text:list-item>
          <text:p text:style-name="P66">Tipo Aggiunta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6">NOME COLONNA</text:p>
          </table:table-cell>
          <table:table-cell table:style-name="Table2.A1" office:value-type="string">
            <text:p text:style-name="P36">TIPO</text:p>
          </table:table-cell>
          <table:table-cell table:style-name="Table2.C1" office:value-type="string">
            <text:p text:style-name="P40">NOTE</text:p>
          </table:table-cell>
        </table:table-row>
        <table:table-row>
          <table:table-cell table:style-name="Table2.A2" office:value-type="string">
            <text:p text:style-name="P36">ID</text:p>
          </table:table-cell>
          <table:table-cell table:style-name="Table2.A2" office:value-type="string">
            <text:p text:style-name="P36">PK AI</text:p>
          </table:table-cell>
          <table:table-cell table:style-name="Table2.C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ID_HASH</text:p>
          </table:table-cell>
          <table:table-cell table:style-name="Table2.A2" office:value-type="string">
            <text:p text:style-name="P36">VARCHAR2 UNIQUE</text:p>
          </table:table-cell>
          <table:table-cell table:style-name="Table2.C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27">ETICHETTA</text:p>
          </table:table-cell>
          <table:table-cell table:style-name="Table2.A2" office:value-type="string">
            <text:p text:style-name="P27">VARCHAR2 UNIQUE</text:p>
          </table:table-cell>
          <table:table-cell table:style-name="Table2.C2" office:value-type="string">
            <text:p text:style-name="P28"/>
          </table:table-cell>
        </table:table-row>
      </table:table>
      <text:p text:style-name="P21"><text:span text:style-name="T4"/></text:p>
      <text:list text:style-name="L5">
        <text:list-item>
          <text:p text:style-name="P67">Ordine</text:p>
        </text:list-item>
      </text:list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7">NOME COLONNA</text:p>
          </table:table-cell>
          <table:table-cell table:style-name="Table8.A1" office:value-type="string">
            <text:p text:style-name="P37">TIPO</text:p>
          </table:table-cell>
          <table:table-cell table:style-name="Table8.C1" office:value-type="string">
            <text:p text:style-name="P41">NOTE</text:p>
          </table:table-cell>
        </table:table-row>
        <table:table-row>
          <table:table-cell table:style-name="Table8.A2" office:value-type="string">
            <text:p text:style-name="P37">ID</text:p>
          </table:table-cell>
          <table:table-cell table:style-name="Table8.A2" office:value-type="string">
            <text:p text:style-name="P37">PK AI</text:p>
          </table:table-cell>
          <table:table-cell table:style-name="Table8.C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7">ID_HASH</text:p>
          </table:table-cell>
          <table:table-cell table:style-name="Table8.A2" office:value-type="string">
            <text:p text:style-name="P37">VARCHAR2 UNIQUE</text:p>
          </table:table-cell>
          <table:table-cell table:style-name="Table8.C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4">ID_PRENOTAZIONE</text:p>
          </table:table-cell>
          <table:table-cell table:style-name="Table8.A2" office:value-type="string">
            <text:p text:style-name="P34">FK PRENOTAZIONE</text:p>
          </table:table-cell>
          <table:table-cell table:style-name="Table8.C2" office:value-type="string">
            <text:p text:style-name="P34"/>
          </table:table-cell>
        </table:table-row>
        <table:table-row>
          <table:table-cell table:style-name="Table8.A2" office:value-type="string">
            <text:p text:style-name="P35">ID_PIZZA</text:p>
          </table:table-cell>
          <table:table-cell table:style-name="Table8.A2" office:value-type="string">
            <text:p text:style-name="P35">FK PIZZA</text:p>
          </table:table-cell>
          <table:table-cell table:style-name="Table8.C2" office:value-type="string">
            <text:p text:style-name="P34"/>
          </table:table-cell>
        </table:table-row>
      </table:table>
      <text:list text:continue-numbering="true" text:style-name="L5">
        <text:list-header>
          <text:p text:style-name="P69"/>
        </text:list-header>
        <text:list-item>
          <text:p text:style-name="P69">Prenotazion<text:span text:style-name="T25">e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office:value-type="string">
            <text:p text:style-name="P36">NOME COLONNA</text:p>
          </table:table-cell>
          <table:table-cell table:style-name="Table7.A1" office:value-type="string">
            <text:p text:style-name="P36">TIPO</text:p>
          </table:table-cell>
          <table:table-cell table:style-name="Table7.C1" office:value-type="string">
            <text:p text:style-name="P40">NOTE</text:p>
          </table:table-cell>
        </table:table-row>
        <table:table-row>
          <table:table-cell table:style-name="Table7.A2" office:value-type="string">
            <text:p text:style-name="P36">ID</text:p>
          </table:table-cell>
          <table:table-cell table:style-name="Table7.A2" office:value-type="string">
            <text:p text:style-name="P36">PK AI</text:p>
          </table:table-cell>
          <table:table-cell table:style-name="Table7.C2" office:value-type="string">
            <text:p text:style-name="P38"/>
          </table:table-cell>
        </table:table-row>
        <table:table-row>
          <table:table-cell table:style-name="Table7.A2" office:value-type="string">
            <text:p text:style-name="P36">ID_HASH</text:p>
          </table:table-cell>
          <table:table-cell table:style-name="Table7.A2" office:value-type="string">
            <text:p text:style-name="P36">VARCHAR2 UNIQUE</text:p>
          </table:table-cell>
          <table:table-cell table:style-name="Table7.C2" office:value-type="string">
            <text:p text:style-name="P38"/>
          </table:table-cell>
        </table:table-row>
        <table:table-row>
          <table:table-cell table:style-name="Table7.A2" office:value-type="string">
            <text:p text:style-name="P27">NOME</text:p>
          </table:table-cell>
          <table:table-cell table:style-name="Table7.A2" office:value-type="string">
            <text:p text:style-name="P46">VARCHAR2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7">DATA_PRENOTAZIONE</text:p>
          </table:table-cell>
          <table:table-cell table:style-name="Table7.A2" office:value-type="string">
            <text:p text:style-name="P46">DATE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7">DATA_AVVENIMENTO</text:p>
          </table:table-cell>
          <table:table-cell table:style-name="Table7.A2" office:value-type="string">
            <text:p text:style-name="P46">DATE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7">STATO</text:p>
          </table:table-cell>
          <table:table-cell table:style-name="Table7.A2" office:value-type="string">
            <text:p text:style-name="P46">NUMBER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7">ID_TAVOLO</text:p>
          </table:table-cell>
          <table:table-cell table:style-name="Table7.A2" office:value-type="string">
            <text:p text:style-name="P46">FK TAVOLO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7">NUMERO_PERSONE</text:p>
          </table:table-cell>
          <table:table-cell table:style-name="Table7.A2" office:value-type="string">
            <text:p text:style-name="P46">NUMBER</text:p>
          </table:table-cell>
          <table:table-cell table:style-name="Table7.C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27">TIPO</text:p>
          </table:table-cell>
          <table:table-cell table:style-name="Table7.A2" office:value-type="string">
            <text:p text:style-name="P46">NUMBER</text:p>
          </table:table-cell>
          <table:table-cell table:style-name="Table7.C2" office:value-type="string">
            <text:p text:style-name="P30"/>
          </table:table-cell>
        </table:table-row>
      </table:table>
      <text:p text:style-name="P20"><text:span text:style-name="T4"/></text:p>
      <text:p text:style-name="P20"><text:span text:style-name="T4"/></text:p>
      <text:p text:style-name="P20"><text:span text:style-name="T4"/></text:p>
      <text:list text:style-name="L6">
        <text:list-item>
          <text:p text:style-name="P70">Tavolo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6">NOME COLONNA</text:p>
          </table:table-cell>
          <table:table-cell table:style-name="Table3.A1" office:value-type="string">
            <text:p text:style-name="P36">TIPO</text:p>
          </table:table-cell>
          <table:table-cell table:style-name="Table3.C1" office:value-type="string">
            <text:p text:style-name="P40">NOTE</text:p>
          </table:table-cell>
        </table:table-row>
        <table:table-row>
          <table:table-cell table:style-name="Table3.A2" office:value-type="string">
            <text:p text:style-name="P36">ID</text:p>
          </table:table-cell>
          <table:table-cell table:style-name="Table3.A2" office:value-type="string">
            <text:p text:style-name="P36">PK AI</text:p>
          </table:table-cell>
          <table:table-cell table:style-name="Table3.C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6">ID_HASH</text:p>
          </table:table-cell>
          <table:table-cell table:style-name="Table3.A2" office:value-type="string">
            <text:p text:style-name="P36">VARCHAR2 UNIQUE</text:p>
          </table:table-cell>
          <table:table-cell table:style-name="Table3.C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32">NUMERO_PERSONE</text:p>
          </table:table-cell>
          <table:table-cell table:style-name="Table3.A2" office:value-type="string">
            <text:p text:style-name="P32">NUMBER(19)</text:p>
          </table:table-cell>
          <table:table-cell table:style-name="Table3.C2" office:value-type="string">
            <text:p text:style-name="P28"/>
          </table:table-cell>
        </table:table-row>
      </table:table>
      <text:p text:style-name="P25"/>
      <text:list text:continue-numbering="true" text:style-name="L6">
        <text:list-item>
          <text:p text:style-name="P68">Ruolo</text:p>
        </text:list-item>
      </text:list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7">NOME COLONNA</text:p>
          </table:table-cell>
          <table:table-cell table:style-name="Table9.A1" office:value-type="string">
            <text:p text:style-name="P37">TIPO</text:p>
          </table:table-cell>
          <table:table-cell table:style-name="Table9.C1" office:value-type="string">
            <text:p text:style-name="P41">NOTE</text:p>
          </table:table-cell>
        </table:table-row>
        <table:table-row>
          <table:table-cell table:style-name="Table9.A2" office:value-type="string">
            <text:p text:style-name="P37">ID</text:p>
          </table:table-cell>
          <table:table-cell table:style-name="Table9.A2" office:value-type="string">
            <text:p text:style-name="P37">PK AI</text:p>
          </table:table-cell>
          <table:table-cell table:style-name="Table9.C2" office:value-type="string">
            <text:p text:style-name="P39"/>
          </table:table-cell>
        </table:table-row>
        <table:table-row>
          <table:table-cell table:style-name="Table9.A2" office:value-type="string">
            <text:p text:style-name="P42">NOME_RUOLO</text:p>
          </table:table-cell>
          <table:table-cell table:style-name="Table9.A2" office:value-type="string">
            <text:p text:style-name="P37">VARCHAR2 UNIQUE</text:p>
          </table:table-cell>
          <table:table-cell table:style-name="Table9.C2" office:value-type="string">
            <text:p text:style-name="P39"/>
          </table:table-cell>
        </table:table-row>
        <table:table-row>
          <table:table-cell table:style-name="Table9.A2" office:value-type="string">
            <text:p text:style-name="P34">IDENTIFICATIVO</text:p>
          </table:table-cell>
          <table:table-cell table:style-name="Table9.A2" office:value-type="string">
            <text:p text:style-name="P33">NUMBER(19)</text:p>
          </table:table-cell>
          <table:table-cell table:style-name="Table9.C2" office:value-type="string">
            <text:p text:style-name="P29"/>
          </table:table-cell>
        </table:table-row>
      </table:table>
      <text:list text:continue-numbering="true" text:style-name="L6">
        <text:list-header>
          <text:p text:style-name="P68"/>
        </text:list-header>
        <text:list-item>
          <text:p text:style-name="P68">Anagrafica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7">NOME COLONNA</text:p>
          </table:table-cell>
          <table:table-cell table:style-name="Table5.A1" office:value-type="string">
            <text:p text:style-name="P37">TIPO</text:p>
          </table:table-cell>
          <table:table-cell table:style-name="Table5.C1" office:value-type="string">
            <text:p text:style-name="P41">NOTE</text:p>
          </table:table-cell>
        </table:table-row>
        <table:table-row>
          <table:table-cell table:style-name="Table5.A2" office:value-type="string">
            <text:p text:style-name="P37">ID</text:p>
          </table:table-cell>
          <table:table-cell table:style-name="Table5.A2" office:value-type="string">
            <text:p text:style-name="P37">PK AI</text:p>
          </table:table-cell>
          <table:table-cell table:style-name="Table5.C2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42">NOME</text:p>
          </table:table-cell>
          <table:table-cell table:style-name="Table5.A2" office:value-type="string">
            <text:p text:style-name="P37">VARCHAR2</text:p>
          </table:table-cell>
          <table:table-cell table:style-name="Table5.C2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42">COGNOME</text:p>
          </table:table-cell>
          <table:table-cell table:style-name="Table5.A2" office:value-type="string">
            <text:p text:style-name="P37">VARCHAR2</text:p>
          </table:table-cell>
          <table:table-cell table:style-name="Table5.C2" office:value-type="string">
            <text:p text:style-name="P39"/>
          </table:table-cell>
        </table:table-row>
        <text:soft-page-break/>
        <table:table-row>
          <table:table-cell table:style-name="Table5.A2" office:value-type="string">
            <text:p text:style-name="P42">USERNAME</text:p>
          </table:table-cell>
          <table:table-cell table:style-name="Table5.A2" office:value-type="string">
            <text:p text:style-name="P42">VARCHAR2</text:p>
          </table:table-cell>
          <table:table-cell table:style-name="Table5.C2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42">PSW</text:p>
          </table:table-cell>
          <table:table-cell table:style-name="Table5.A2" office:value-type="string">
            <text:p text:style-name="P42">VARCHAR2</text:p>
          </table:table-cell>
          <table:table-cell table:style-name="Table5.C2" office:value-type="string">
            <text:p text:style-name="P39"/>
          </table:table-cell>
        </table:table-row>
        <table:table-row>
          <table:table-cell table:style-name="Table5.A2" office:value-type="string">
            <text:p text:style-name="P42">ID_RUOLO</text:p>
          </table:table-cell>
          <table:table-cell table:style-name="Table5.A2" office:value-type="string">
            <text:p text:style-name="P42">FK RUOLO</text:p>
          </table:table-cell>
          <table:table-cell table:style-name="Table5.C2" office:value-type="string">
            <text:p text:style-name="P39"/>
          </table:table-cell>
        </table:table-row>
      </table:table>
      <text:p text:style-name="P22"><text:span text:style-name="T4"/></text:p>
      <text:p text:style-name="P20"><text:span text:style-name="T4"/></text:p>
      <text:p text:style-name="P24">Schema Logico</text:p>
      <text:p text:style-name="P19"><text:span text:style-name="T4"/></text:p>
      <text:list text:style-name="L7">
        <text:list-item>
          <text:p text:style-name="P56"><text:span text:style-name="T4">Allergene (</text:span><text:span text:style-name="T1">ID</text:span><text:span text:style-name="T4">, ID_HASH, Etichetta)</text:span></text:p>
        </text:list-item>
        <text:list-item>
          <text:p text:style-name="P56"><text:span text:style-name="T4">Tipo Aggiunta (</text:span><text:span text:style-name="T1">ID</text:span><text:span text:style-name="T4">, ID_HASH, Etichetta)</text:span></text:p>
        </text:list-item>
        <text:list-item>
          <text:p text:style-name="P56"><text:span text:style-name="T4">Aggiunta (</text:span><text:span text:style-name="T1">ID</text:span><text:span text:style-name="T4">, ID_HASH, Nome, Prezzo, Quantità, </text:span><text:span text:style-name="T1">Tipo Aggiunta</text:span><text:span text:style-name="T4">)</text:span></text:p>
        </text:list-item>
        <text:list-item>
          <text:p text:style-name="P56"><text:span text:style-name="T4">Aggiunta Allergene (</text:span><text:span text:style-name="T1">ID</text:span><text:span text:style-name="T4">, </text:span><text:span text:style-name="T1">Aggiunta</text:span><text:span text:style-name="T4">, </text:span><text:span text:style-name="T1">Allergene</text:span><text:span text:style-name="T4">)</text:span></text:p>
        </text:list-item>
        <text:list-item>
          <text:p text:style-name="P56"><text:span text:style-name="T4">Pizza (</text:span><text:span text:style-name="T1">ID</text:span><text:span text:style-name="T4">, ID_HASH, Nome, Prezzo)</text:span></text:p>
        </text:list-item>
        <text:list-item>
          <text:p text:style-name="P56"><text:span text:style-name="T4">Pizza Aggiunta (</text:span><text:span text:style-name="T1">ID</text:span><text:span text:style-name="T4">, </text:span><text:span text:style-name="T1">Pizza</text:span><text:span text:style-name="T4">, </text:span><text:span text:style-name="T1">Aggiunta</text:span><text:span text:style-name="T4">)</text:span></text:p>
        </text:list-item>
        <text:list-item>
          <text:p text:style-name="P60">Tavolo (<text:span text:style-name="T1">ID</text:span>, ID_HASH, Posti)</text:p>
        </text:list-item>
        <text:list-item>
          <text:p text:style-name="P56"><text:span text:style-name="T4">Prenotazione (</text:span><text:span text:style-name="T1">ID</text:span><text:span text:style-name="T4">, ID_HASH, Nome, Data Prenotazione, Data Avvenimento, Stato, Numero Persone, Tipo, </text:span><text:span text:style-name="T1">Tavolo</text:span><text:span text:style-name="T4">)</text:span></text:p>
        </text:list-item>
        <text:list-item>
          <text:p text:style-name="P57"><text:span text:style-name="T4">Ordine (</text:span><text:span text:style-name="T1">ID</text:span><text:span text:style-name="T4">, ID_HASH, </text:span><text:span text:style-name="T1">Prenotazione,</text:span><text:span text:style-name="T4"> </text:span><text:span text:style-name="T1">Pizza</text:span><text:span text:style-name="T4">)</text:span></text:p>
        </text:list-item>
        <text:list-item>
          <text:p text:style-name="P58"><text:span text:style-name="T13">Ordine</text:span><text:span text:style-name="T4"> Aggiunta (</text:span><text:span text:style-name="T1">ID</text:span><text:span text:style-name="T4">, </text:span><text:span text:style-name="T13">ID_HASH</text:span><text:span text:style-name="T4">, </text:span><text:span text:style-name="T2">Ordine</text:span><text:span text:style-name="T4">, </text:span><text:span text:style-name="T1">Aggiunta</text:span><text:span text:style-name="T4">)</text:span></text:p>
        </text:list-item>
        <text:list-item>
          <text:p text:style-name="P58"><text:span text:style-name="T13">Ordine</text:span><text:span text:style-name="T4"> </text:span><text:span text:style-name="T13">Allergene</text:span><text:span text:style-name="T4"> (ID, </text:span><text:span text:style-name="T13">ID_HASH</text:span><text:span text:style-name="T4">, </text:span><text:span text:style-name="T2">Ordine</text:span><text:span text:style-name="T4">, </text:span><text:span text:style-name="T2">Allergene</text:span><text:span text:style-name="T4">)</text:span></text:p>
        </text:list-item>
        <text:list-item>
          <text:p text:style-name="P59"><text:span text:style-name="T4">Ruolo (</text:span><text:span text:style-name="T1">ID</text:span><text:span text:style-name="T4">, Nome Ruolo, Identificativo)</text:span></text:p>
        </text:list-item>
        <text:list-item>
          <text:p text:style-name="P59"><text:span text:style-name="T4">Anagrafica(</text:span><text:span text:style-name="T1">ID</text:span><text:span text:style-name="T4">, Nome, Cognome, Username, PSW, </text:span><text:span text:style-name="T1">Ruolo</text:span><text:span text:style-name="T4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6:49:06.596251008</meta:creation-date>
    <dc:date>2025-01-17T15:57:13.204832824</dc:date>
    <meta:editing-duration>PT5H45M6S</meta:editing-duration>
    <meta:editing-cycles>67</meta:editing-cycles>
    <meta:generator>LibreOffice/24.2.2.2$Linux_X86_64 LibreOffice_project/d56cc158d8a96260b836f100ef4b4ef25d6f1a01</meta:generator>
    <meta:document-statistic meta:table-count="9" meta:image-count="0" meta:object-count="0" meta:page-count="5" meta:paragraph-count="171" meta:word-count="1125" meta:character-count="7116" meta:non-whitespace-character-count="6177"/>
  </office:meta>
</office:document-meta>
</file>